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2" style:family="paragraph" style:parent-style-name="Standard">
      <style:paragraph-properties fo:margin-left="0in" fo:margin-right="0in" fo:text-align="justify" style:justify-single-word="false" fo:text-indent="0in" style:auto-text-indent="false" style:writing-mode="rl-tb"/>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left="0in" fo:margin-right="0in" fo:text-align="center" style:justify-single-word="false" fo:text-indent="0in" style:auto-text-indent="false" style:writing-mode="rl-tb"/>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P25"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26"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2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29"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ليل مجال التطوير الأنسان الإصدار الثانى</text:p>
      <text:p text:style-name="P1"/>
      <text:p text:style-name="P1"/>
      <text:p text:style-name="P1"/>
      <text:p text:style-name="P1"/>
      <text:p text:style-name="P1"/>
      <text:p text:style-name="P1">بقلم شلومى فيش</text:p>
      <text:p text:style-name="P1">ترجمة و تعريب </text:p>
      <text:p text:style-name="P1">محمد صلاح</text:p>
      <text:p text:style-name="P1">vieq@linuxac.org</text:p>
      <text:p text:style-name="P1"/>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20"/>
      <text:p text:style-name="P20"/>
      <text:p text:style-name="P12"/>
      <text:p text:style-name="P12"/>
      <text:p text:style-name="P12"/>
      <text:p text:style-name="P12"/>
      <text:p text:style-name="P12"/>
      <text:p text:style-name="P12"/>
      <text:p text:style-name="P12"/>
      <text:p text:style-name="P12"/>
      <text:p text:style-name="P12"/>
      <text:p text:style-name="P13"><text:soft-page-break/>المــــــــــــــــــــــــــــحتويـــــــــــــــــــــــات</text:p>
      <text:p text:style-name="P14"/>
      <text:p text:style-name="P14"/>
      <text:p text:style-name="P14"/>
      <text:p text:style-name="P23"><text:a xlink:type="simple" xlink:href="#مقدمة الكاتب">مقدمة الكاتب</text:a></text:p>
      <text:p text:style-name="P23"><text:a xlink:type="simple" xlink:href="#مقدمة المعرب">مقدمة المعرب</text:a></text:p>
      <text:p text:style-name="P22"><text:a xlink:type="simple" xlink:href="#الأشياء التى عليك فعلها لتذهب للجامعة">الأشياء التى عليك فعلها لتذهب للجامعة</text:a> </text:p>
      <text:p text:style-name="P12"><text:a xlink:type="simple" xlink:href="#هل أنتهيت من إهانتى؟ الجزء الأول"><text:span text:style-name="T3">هل أنتهيت من إهانتى؟ الجزء الأول</text:span></text:a></text:p>
      <text:p text:style-name="P12"><text:a xlink:type="simple" xlink:href="#هل أنتهيت من إهانتى؟ الجزء الثانى"><text:span text:style-name="T3">هل أنتهيت من إهانتى؟ الجزء الثانى</text:span></text:a></text:p>
      <text:p text:style-name="P22"><text:a xlink:type="simple" xlink:href="#أنا مجرد مهووسة">أنا مجرد مهووسة....</text:a> </text:p>
      <text:p text:style-name="P22"><text:a xlink:type="simple" xlink:href="#مطورو العتاد هم">مطورو العتاد هم......</text:a> </text:p>
      <text:p text:style-name="P22"><text:a xlink:type="simple" xlink:href="#بيث!">بيث!</text:a> </text:p>
      <text:p text:style-name="P22"><text:a xlink:type="simple" xlink:href="#“مازلت كما هى”">“مازلت كما هى....”</text:a> </text:p>
      <text:p text:style-name="P22"><text:a xlink:type="simple" xlink:href="#ام اى ام ايى بو أو ايى أكس يو ال و وحوش أخرى">ام اى ام ايى, بو أو ايى, أكس يو ال و وحوش أخرى</text:a> </text:p>
      <text:p text:style-name="P22"><text:a xlink:type="simple" xlink:href="#سيكون هذا شريرا مثل بريد اتش تى ام ال الإلكترونى">"سيكون هذا شريرا مثل بريد اتش تى ام ال الإلكترونى....."</text:a> </text:p>
      <text:p text:style-name="P12"><text:a xlink:type="simple" xlink:href="#تى ار ايى زى"><text:span text:style-name="T3">تى ار ايى زى</text:span></text:a></text:p>
      <text:p text:style-name="P22"><text:a xlink:type="simple" xlink:href="#التغير شىء جيد">التغير شىء جيد</text:a> </text:p>
      <text:p text:style-name="P22"><text:a xlink:type="simple" xlink:href="#كان هذا مثيرا جدا!">كان هذا مثيرا جدا!</text:a> </text:p>
      <text:p text:style-name="P22"><text:a xlink:type="simple" xlink:href="#ريشا - ميه هو اومير؟">ريشا - ميه هو اومير؟</text:a> </text:p>
      <text:p text:style-name="P22"><text:a xlink:type="simple" xlink:href="#التخلى عن دبيان">التخلى عن "دبيان"</text:a> </text:p>
      <text:p text:style-name="P22"><text:a xlink:type="simple" xlink:href="#أر أم أس سيأتى للمدينة">أر أم أس سيأتى للمدينة</text:a> </text:p>
      <text:p text:style-name="P22"><text:a xlink:type="simple" xlink:href="#من الذي سيأخذ نظرة ثانية على ذلك ، ما لم">"من الذي سيأخذ نظرة ثانية على ذلك ، ما لم..."</text:a> </text:p>
      <text:p text:style-name="P22"><text:a xlink:type="simple" xlink:href="#الله يعمل بطرق غامضة">الله يعمل بطرق غامضة</text:a></text:p>
      <text:p text:style-name="P22"><text:a xlink:type="simple" xlink:href="#أستطيع أن اكتب بديلى الخاص ل البحث عن الزمن المفقود">أستطيع أن اكتب بديلى الخاص ل "البحث عن الزمن المفقود"</text:a> </text:p>
      <text:p text:style-name="P22"><text:a xlink:type="simple" xlink:href="#لا يمكن لمعظم خريجين هندستنا الكهربائية">لا يمكن لمعظم خريجين هندستنا الكهربائية....</text:a></text:p>
      <text:p text:style-name="P18"><text:a xlink:type="simple" xlink:href="#الدولار العشرى">الدولار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start text:name="مقدمة الكاتب"/><text:soft-page-break/>مقدمة الكاتب :<text:bookmark-end text:name="مقدمة الكاتب"/></text:p>
      <text:p text:style-name="P14"/>
      <text:p text:style-name="P14"/>
      <text:p text:style-name="P12">هى قصة عن مراهقتين من لوس أنجليس, كاليفورنيا حوالى عام 2005, أحداهما مطورة برمجيات تحت التمرين تدرس على يد مطورة برمجيات اكثر منها إحترافا.</text:p>
      <text:p text:style-name="P12"/>
      <text:p text:style-name="P12"/>
      <text:p text:style-name="P14"><text:bookmark-start text:name="مقدمة المعرب"/>مقدمة المعرب/المترجم :<text:bookmark-end text:name="مقدمة المعرب"/></text:p>
      <text:p text:style-name="P14"/>
      <text:p text:style-name="P12">"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2"/>
      <text:p text:style-name="P12">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2"/>
      <text:p text:style-name="P12">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2"/>
      <text:p text:style-name="P12">كان كل ما تطمح إليه هو إنجاز شىء ما يجعل قبولها فى الكلية امر ميسور و أنتهت بما هو أعظم من ذلك.</text:p>
      <text:p text:style-name="P12">كانت تجربتها تجربة حياة بمعنى الكلمة, قارىء الرواية سيدرك كم التحول الذى تحولته هذة الفتاة على المستوى التقنى و الشخصى.</text:p>
      <text:p text:style-name="P12"/>
      <text:p text:style-name="P12">اترككم للرواية.</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21"><text:bookmark-start text:name="الأشياء التى عليك فعلها لتذهب للجامعة"/><text:soft-page-break/>الأشياء التى عليك فعلها لتذهب للجامعة<text:bookmark-end text:name="الأشياء التى عليك فعلها لتذهب للجامعة"/> </text:p>
      <text:p text:style-name="P21"/>
      <text:p text:style-name="P12"/>
      <text:p text:style-name="P12">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2"/>
      <text:p text:style-name="P12">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2"/>
      <text:p text:style-name="P12">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2"/>
      <text:p text:style-name="P12">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2"/>
      <text:p text:style-name="P12">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2"/>
      <text:p text:style-name="P12">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2"/>
      <text:p text:style-name="P12">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2"/>
      <text:p text:style-name="P12">لقد شعرت بالارتياح عندما التقيت تايلور فى ذلك اليوم, عندما انتهينا من الدراسة سويا. </text:p>
      <text:p text:style-name="P12"/>
      <text:p text:style-name="P12">قلت له "تايلور, انا قلقة بشأن الكلية.". </text:p>
      <text:p text:style-name="P12"/>
      <text:p text:style-name="P12">قال "لماذا؟". </text:p>
      <text:p text:style-name="P12"/>
      <text:p text:style-name="P12">"ليس لدى اى مهارات خاصة و ليست لى مشاركة فى المجتمع." </text:p>
      <text:p text:style-name="P12"/>
      <text:p text:style-name="P12">"جن, أنتى حلوة و ذكية و أطيب شخص أعرفه, سوف تكون كل الكليات سعيدة بضمك لها". </text:p>
      <text:p text:style-name="P12"/>
      <text:p text:style-name="P12">"و كذلك كل المرشحين الأخرين, و لديهم بعض المهارات الخاصة و أظهروا بعض الأشتراك فى المجتمع المحلى. كيف سأحصل على ذلك قبل نهاية هذا العام؟" </text:p>
      <text:p text:style-name="P12"/>
      <text:p text:style-name="P12">"حسنا تستطيعى المحاولة" </text:p>
      <text:p text:style-name="P12"/>
      <text:p text:style-name="P12">"أحاول ماذا؟" </text:p>
      <text:p text:style-name="P12"/>
      <text:p text:style-name="P12">قال "تعلم مهارة خاصة". </text:p>
      <text:p text:style-name="P12"/>
      <text:p text:style-name="P12">"مهارة خاصة؟ مثل ماذا؟" </text:p>
      <text:p text:style-name="P12"/>
      <text:p text:style-name="P12">"يمكنك دراسة السومرية!" </text:p>
      <text:p text:style-name="P12"/>
      <text:p text:style-name="P12"><text:s/>قلت له و انا غير سعيدة "السومرية؟ ماذا افعل بالسومرية؟"</text:p>
      <text:p text:style-name="P12"><text:soft-page-break/></text:p>
      <text:p text:style-name="P12">"تتحدثى مع الناطقين بالسومرية, بالطبع." </text:p>
      <text:p text:style-name="P12"/>
      <text:p text:style-name="P12">الأن انا غاضبة. "إنهم جميعا اموات!" </text:p>
      <text:p text:style-name="P12"><text:s/></text:p>
      <text:p text:style-name="P12">"حسنا, حسنا. ماذا عن اللاتينية أو العبرية او اليونانية؟" </text:p>
      <text:p text:style-name="P12"/>
      <text:p text:style-name="P12">"لدى ما يكفى من المشاكل مع اللغة الإسبانية, شكرا لك." </text:p>
      <text:p text:style-name="P12"/>
      <text:p text:style-name="P12">قال تايلور "أفهم ذلك.". و نابع جسنا, حسنا"."أنا اعرف - لماذا لا تساعدى الفقراء أو اى ان كان. علمى الأطفال ذوى الاحتياجات الخاصة." </text:p>
      <text:p text:style-name="P12"/>
      <text:p text:style-name="P12">"حسنا...", و فكرت للحظة, "تايلور انت صنعت للتو إقتراحات عشوائية." </text:p>
      <text:p text:style-name="P12"/>
      <text:p text:style-name="P12">فكر تايلور للحظة واحدة. </text:p>
      <text:p text:style-name="P12"/>
      <text:p text:style-name="P12">"ما رايك لو فعلت شىء استطيع مساعدتك به و تستطيعى الأنتساب له و سيكون ايضا تعليمى, ما رأيك ان تصبحى مطورة برمجيات حرة؟" </text:p>
      <text:p text:style-name="P12"/>
      <text:p text:style-name="P12">من الكلام مع تايلور, كنت اعرف مسبقا ان المطورين غير القراصنة الذين يقتحمون أجهزة الكومبيوتر, لكنه شخص ما ينجز الامور بحماس جدا. فقلت له: </text:p>
      <text:p text:style-name="P12"/>
      <text:p text:style-name="P12">"مطورة مصادر مفتوحة؟ تعلم جيدا انى ارهب الكومبيوتر." </text:p>
      <text:p text:style-name="P12"/>
      <text:p text:style-name="P12">"جينيفر انتى ترهبين الكومبيوتر الان, و لكن يمكنك ان تحبيه. أقصد ما هى الأختيارات؟ هل ستصبحى مطورة إلكترونيات مثل جونثان؟" </text:p>
      <text:p text:style-name="P12"/>
      <text:p text:style-name="P12">جونثان صديق لى, يحب بناء الأجهزة مع الأسلاك و البطاريات و مكونات أخرى لا أستطيع ان اتذكرها الان. هو و تايلور صديقان حميمان. </text:p>
      <text:p text:style-name="P12"/>
      <text:p text:style-name="P12">"حسنا, و لكن جن", "أنا اريد منك ان تتصلى بما افعله". </text:p>
      <text:p text:style-name="P12"/>
      <text:p text:style-name="P12">قلت "حسنا.", "سأكون مطورة مصادر مفتوحة. أو على الأقل ساحاول......هل ستعطينى دروس خاصة و ما شابه؟" </text:p>
      <text:p text:style-name="P12"/>
      <text:p text:style-name="P12">"بالتأكيد و لما لا." "وقال:" انتظرى لحظة!, اعتقد ان عندى فكرة أفضل. تعالى معى." و ذهبنا اسفل القاعة. </text:p>
      <text:p text:style-name="P12"/>
      <text:p text:style-name="P12">تبعته عبر بعض الممرات القصيرة ثم دخلت معه مختبر الحاسوب. و توجه هو لشىء ما (يشبه فتاة) لها (شعر أرجوانى!). </text:p>
      <text:p text:style-name="P12"/>
      <text:p text:style-name="P12">قال "مرحبا!". </text:p>
      <text:p text:style-name="P12"/>
      <text:p text:style-name="P12">"مرحبــــــــــــــــــــــا" سمعت صوت انثوى متحمس. "ماذا تفعل هنا؟" </text:p>
      <text:p text:style-name="P12"/>
      <text:p text:style-name="P12">"جن, من فضلك تعالى الى هنا. جن أحب ان اعرفك على أيف سيغل, و التى تحب ان تنادى ب 'إريسا'. إريسا, لقد أخبرتك عن جن." </text:p>
      <text:p text:style-name="P12"/>
      <text:p text:style-name="P12">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2"/>
      <text:p text:style-name="P12">"مرحبا" قلت على مضض.</text:p>
      <text:p text:style-name="P12"/>
      <text:p text:style-name="P12">"همم...." قالت إريسا, "انيقة قليلا لهذة المدرسة, اليس كذلك. أنا اعرف اى نوع من البنات انت. دعينى أخمن: أنت طالبة شرف, اليس كذلك؟" </text:p>
      <text:p text:style-name="P12"/>
      <text:p text:style-name="P12">قلت لها "نعم". </text:p>
      <text:p text:style-name="P12"/>
      <text:p text:style-name="P12"><text:soft-page-break/>"تمارسين الرياضة كثيرا". </text:p>
      <text:p text:style-name="P12"/>
      <text:p text:style-name="P12">كنت قد اصبحت قلقة, "نعم". </text:p>
      <text:p text:style-name="P12"/>
      <text:p text:style-name="P12">"تستمعين لهذة الفرق الموسيقية النسائية, مثل NSync, All Saints, BackStreet Boys, Britney Spears و ...." </text:p>
      <text:p text:style-name="P12"/>
      <text:p text:style-name="P12">"حسنا", اردت ان اقول اننى لست معجبة كثيرا ب NSync. </text:p>
      <text:p text:style-name="P12"/>
      <text:p text:style-name="P12">كيف لها ان تعرف ان لدى كل اسطوناتهم؟</text:p>
      <text:p text:style-name="P12"/>
      <text:p text:style-name="P12">"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2"/>
      <text:p text:style-name="P12">لم استطع التحمل أكثر من ذلك. يبدو انها تعرف كل شىء عنى, بدأت فى البكاء و غادرت الغرفة إلى الرواق. <text:s/>بالكاد لاحظت ان الجميع فى المعمل ينظر إلى. </text:p>
      <text:p text:style-name="P12"/>
      <text:p text:style-name="P12">خرج تايلور و جاء إلى و هدىء من روعى. </text:p>
      <text:p text:style-name="P12"/>
      <text:p text:style-name="P12">"هل أنا سطحية كما وصفتنى؟" سألته بعد ان توقفت عن البكاء. </text:p>
      <text:p text:style-name="P12"/>
      <text:p text:style-name="P12">"جن لا تأخذى إريسا على محمل الجد. هى متشردة قليلا, و يبدو ان لديها ضغينة ضد العالم و ثقافة البوب على وجه الخصوص." </text:p>
      <text:p text:style-name="P12"/>
      <text:p text:style-name="P12">"لماذا تريد ان تكون هى معلمتى فى تطوير البرمجيات الحرة؟" </text:p>
      <text:p text:style-name="P12"/>
      <text:p text:style-name="P12">"لانها فتاة, و لذلك لن يكون لديك تحيز." </text:p>
      <text:p text:style-name="P12"/>
      <text:p text:style-name="P12">"ربما هى فتاة, و لكن لا تبدو كأنها كائن بشرى." </text:p>
      <text:p text:style-name="P12"/>
      <text:p text:style-name="P12">ثقى بى, ستعرفيها بشكل أفضل. و ستعرفك بشكل أفضل." </text:p>
      <text:p text:style-name="P12"/>
      <text:p text:style-name="P12">الا تستطيع ان تجد لى مطورة برمجيات اخرى لتعلمنى؟"</text:p>
      <text:p text:style-name="P12"/>
      <text:p text:style-name="P12">"جنيفر...إنها أفضل مطورة برمجيات حرة فى دائرة نصف قطرها 10 كيلومتر, أنها أفضل شخص يمكننى أن أفكر فيه." </text:p>
      <text:p text:style-name="P12"/>
      <text:p text:style-name="P12">"حسنا", قلت له "سوف اعطيها فرصة".... الأشياء التى تقوم بها للوصول للجامعة. </text:p>
      <text:p text:style-name="P12"/>
      <text:p text:style-name="P12">دخلنا الغرفة مرة أخرى, أقتربت انا و تايلور من إريسا. </text:p>
      <text:p text:style-name="P12"/>
      <text:p text:style-name="P12">"إريسا, جينفر تريد ان تصبح مطورة برمجيات حرة." </text:p>
      <text:p text:style-name="P12"/>
      <text:p text:style-name="P12">"هى؟" و أفتعلت ضحكة, "لماذا؟" </text:p>
      <text:p text:style-name="P12"/>
      <text:p text:style-name="P12">"لتذهب لكلية أفضل." قلت لها. </text:p>
      <text:p text:style-name="P12"/>
      <text:p text:style-name="P12">"انت تريدى الإنخراط فى نشاط إيثارى بحت من أجل قضية انانية؟ حسنا, لن أكون القاضى فى ذلك". </text:p>
      <text:p text:style-name="P12"/>
      <text:p text:style-name="P12">“أوووف" قلت.</text:p>
      <text:p text:style-name="P12"/>
      <text:p text:style-name="P12">"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2"/>
      <text:p text:style-name="P12">قلت لها "20 دولار جيدة على أية حال, أعتقد ذلك". </text:p>
      <text:p text:style-name="P12"/>
      <text:p text:style-name="P12">فتحت حقيبتها, و أخرجت قائمة الطلاب المدرسية, "جينفر؟", (قلت "رايموند"), دونت عنوانى. "هيه", بضع بيوت من <text:soft-page-break/>بيتى." دونت ملحوظة باسمى على ال PDA الخاص بها. </text:p>
      <text:p text:style-name="P12"/>
      <text:p text:style-name="P12">"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2"/>
      <text:p text:style-name="P12">"شكرا, قلت لها". دونت الملحوظات فى عقلى, صافحت إريسا, و غادرت المعم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
      <text:p text:style-name="P17"><text:bookmark-start text:name="هل أنتهيت من إهانتى؟ الجزء الأول"/><text:soft-page-break/>هل أنتهيت من إهانتى؟ الجزء الأول<text:bookmark-end text:name="هل أنتهيت من إهانتى؟ الجزء الأول"/></text:p>
      <text:p text:style-name="P15"/>
      <text:p text:style-name="P3"/>
      <text:p text:style-name="P3">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3"/>
      <text:p text:style-name="P3">"تايلور", قلت له دون أن أقول مرحبا, "ماذا بحق الله يريد منى هذا الشخص إريك رايموند؟. </text:p>
      <text:p text:style-name="P3"/>
      <text:p text:style-name="P3">قال "ما الذى تجديه خطىء فى ذلك؟" </text:p>
      <text:p text:style-name="P3"/>
      <text:p text:style-name="P3">"حسنا دعنا نرى: الألعاب القيادية - انت تعرف كم انا أكرهم." </text:p>
      <text:p text:style-name="P3"/>
      <text:p text:style-name="P3">"أنتى لا تحتاج لمثل أر بى جى لتصبحى مطورة برمجيات حرة." </text:p>
      <text:p text:style-name="P3"/>
      <text:p text:style-name="P3">"الخيال العلمى. أنا افضل الكتابات الدعابية و الواقعية." </text:p>
      <text:p text:style-name="P3"/>
      <text:p text:style-name="P3">أضاف "لن يجعلك ذلك أقل من أى مهووس كومبيوتر." </text:p>
      <text:p text:style-name="P3"/>
      <text:p text:style-name="P3">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3"/>
      <text:p text:style-name="P3">قال تايلور "تضربين مثل فتاة؟", "سأقول لكى ما -- هذة يدى مفتوحة. أضربيها باقصى ما تستطيعين بقبضتك!, دعينا نتأكد من زعمك."</text:p>
      <text:p text:style-name="P3"/>
      <text:p text:style-name="P3">"حقا", قلت و انا أنظر إلى يده المفتوحة؟ </text:p>
      <text:p text:style-name="P3"/>
      <text:p text:style-name="P3">"نعم حقا. أنا مستعد" </text:p>
      <text:p text:style-name="P3"/>
      <text:p text:style-name="P3">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3"/>
      <text:p text:style-name="P3">"أه, صحيح....التمرين بالأثقال ....مع باقى التمرينات. هل أنت بخير؟" </text:p>
      <text:p text:style-name="P3"/>
      <text:p text:style-name="P3">"سأكون على ما يرام." و أطلق سراح يده اليسرى. "لكنى لا أعتقد انكى تضربين مثل فتاة. أبقى ذلك فى عقلك فى حال أضطررتى لقتال نسائى فى يوم ما." </text:p>
      <text:p text:style-name="P3"/>
      <text:p text:style-name="P3">"هيه", ابتسمت قائلة, "إذن انا قوية قليلا. ماذا فى ذلك؟ ماذلت لا أريد تعلم فنون الدفاع عن النفس. "ثم ما هذة اللغة "بايثون". من يريد تسمية لغة على أسم ثعبان." </text:p>
      <text:p text:style-name="P3"/>
      <text:p text:style-name="P3">"حسنا, بقدر ما اعرف إريسا, فى الغالب ستعلمك بيرل بدلا من بايثون." </text:p>
      <text:p text:style-name="P3"/>
      <text:p text:style-name="P3">أضفت قائلة " و لكن رايموند يقول...." </text:p>
      <text:p text:style-name="P3"/>
      <text:p text:style-name="P3">"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ذ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3"/>
      <text:p text:style-name="P3">قلت له "حسنا, انا أتذكر باسكال من ايام دراستى لها", "لذلك أعتقد انى ساكون بخير." </text:p>
      <text:p text:style-name="P3"/>
      <text:p text:style-name="P3">قال لى "جن, انا متأكد من ذلك". </text:p>
      <text:p text:style-name="P3"/>
      <text:p text:style-name="P15"/>
      <text:p text:style-name="P15"/>
      <text:p text:style-name="P15"/>
      <text:p text:style-name="P17"><text:bookmark-start text:name="هل أنتهيت من إهانتى؟ الجزء الثانى"/><text:soft-page-break/>هل أنتهيت من إهانتى؟ الجزء الثانى<text:bookmark-end text:name="هل أنتهيت من إهانتى؟ الجزء الثانى"/></text:p>
      <text:p text:style-name="P15"/>
      <text:p text:style-name="P15"/>
      <text:p text:style-name="P3">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3"/>
      <text:p text:style-name="P3">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3"/>
      <text:p text:style-name="P3">قالت "واو", "65 جيجا خالية من أصل 80؟ بالتأكيد انتى لا تستفيدى كثيرا من هذا الجهاز. حسنا, سيعطينا هذا مساحة كافية لتثبيت اللينوكس." </text:p>
      <text:p text:style-name="P3"/>
      <text:p text:style-name="P3">قالت "حسنا, الأن أجلسى على الكومبيوتر و ابدئى عملية التثبيت, أقرأى التعليمات و قولى لى ما رأيك. ساعلمك ماذا عليك فعله بعد ذلك." </text:p>
      <text:p text:style-name="P3"/>
      <text:p text:style-name="P3">قلت "حسنا" و تبادلنا الأماكن.</text:p>
      <text:p text:style-name="P3"/>
      <text:p text:style-name="P3">حسنا ماعدا الجزء الخاص بإعادة التقسيم الذى أختلط على بعض الشىء, كان كل شىء مفهوم جدا. ثم أشارت إريسا انه على إعادة تشغيل الجهاز. </text:p>
      <text:p text:style-name="P3"/>
      <text:p text:style-name="P3">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3"><text:s/></text:p>
      <text:p text:style-name="P3">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3"/>
      <text:p text:style-name="P3">قلت و انا اضحك "حسنا, سأكتب هنا جينراى" و "schrodinger6590" هنا, موافقة؟" </text:p>
      <text:p text:style-name="P3"/>
      <text:p text:style-name="P3">نعم </text:p>
      <text:p text:style-name="P3"/>
      <text:p text:style-name="P3">بعد ذلك, تم إقلاع ذلك الشىء المدعو كى دى اى ("كى دى أى هى سطح المكتب رقم واحد للفتيات"), عارضة واجهة إقلاع لطيفة. و بعد ذلك رأيت شاشة العمل. </text:p>
      <text:p text:style-name="P3"/>
      <text:p text:style-name="P3">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3"/>
      <text:p text:style-name="P3">صاحت إريسا فى وجهى "حسبك يا صديقتى, انتى لا تدفعى لتلعبى باللينوكس فى وقتى". الأن دعينى أعرض عليكى بعض الأشياء...." </text:p>
      <text:p text:style-name="P3"/>
      <text:p text:style-name="P3">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كى عندما تسمع كلمة 'يونكس' لا تصاب بالهلع".) </text:p>
      <text:p text:style-name="P3"/>
      <text:p text:style-name="P3">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3"/>
      <text:p text:style-name="P3">"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3"/>
      <text:p text:style-name="P3">أجبتها قائلة "هل انتهيت من إهانتى؟" </text:p>
      <text:p text:style-name="P3"/>
      <text:p text:style-name="P3"><text:soft-page-break/>قالت مبتسمة "للأن, ساراك الاسبوع المقبل". </text:p>
      <text:p text:style-name="P3"/>
      <text:p text:style-name="P3">قلت لها "وادعا!" و دفعت لها عن وقتها. </text:p>
      <text:p text:style-name="P3"/>
      <text:p text:style-name="P3">بدت انها تعرف الكثير من الأشياء, و لكن لديها طريقة غريبة لنقلها لى.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bookmark-start text:name="أنا مجرد مهووسة"/><text:soft-page-break/>أنا مجرد مهووسة....<text:bookmark-end text:name="أنا مجرد مهووسة"/></text:p>
      <text:p text:style-name="P15"/>
      <text:p text:style-name="P15"/>
      <text:p text:style-name="P3">قلت لوجنثان"أنا أكرهها, أنا كرهتها بكل تأكيد." </text:p>
      <text:p text:style-name="P3"/>
      <text:p text:style-name="P3">كنا نتكلم عنها و عن تايلور </text:p>
      <text:p text:style-name="P3"/>
      <text:p text:style-name="P3">"جن, تايلور يبدو معجبا بها, لذلك فهى لا تبدو ان كلها سيئ. ربما انتى تريها بأعتبارها صورة نمطية". </text:p>
      <text:p text:style-name="P3"/>
      <text:p text:style-name="P3">قلت له "حسنا, لن أتوقف عن الأعجاب بالفرق الغنائية النسائية لأنها تظن انهم مجرد نساء, انا ايضا انتمى لهم, اللعنة!" </text:p>
      <text:p text:style-name="P3"/>
      <text:p text:style-name="P3">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3"/>
      <text:p text:style-name="P3">"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3"/>
      <text:p text:style-name="P3">"حسنا, ربما ستكسبى أحترامها بهذة الطريقة." </text:p>
      <text:p text:style-name="P3"/>
      <text:p text:style-name="P3">و قمت ذلك بالفعل. درست اتش تى ام ال (لغة ترميز النصوص التشعبية) و ال سى اس اس الخاص بها ( صفحات الطرز المتراصة). وضعت فى صفحتى الخاصة: </text:p>
      <text:p text:style-name="P3"/>
      <text:p text:style-name="P3"><text:tab/>بعض المعلومات عن نفسى, السيرة الذاتية </text:p>
      <text:p text:style-name="P3"/>
      <text:p text:style-name="P3"><text:tab/>صور لنفسى و عائلتى </text:p>
      <text:p text:style-name="P3"/>
      <text:p text:style-name="P3"><text:tab/>بعض النكات و الأقتباسات المولعة بها. </text:p>
      <text:p text:style-name="P3"/>
      <text:p text:style-name="P3"><text:tab/>روابط للكتب التى أعجبتنى </text:p>
      <text:p text:style-name="P3"/>
      <text:p text:style-name="P3"><text:tab/>روابط لصفحات اصدقائى على شبكة الانترنت.</text:p>
      <text:p text:style-name="P3"/>
      <text:p text:style-name="P3"><text:tab/>بعض الأراء عن الأفلام التى شاهدتها </text:p>
      <text:p text:style-name="P3"/>
      <text:p text:style-name="P3"><text:tab/>بعض الصفحات عن الفرق الغنائية (أضفتهم لمضايقة إريسا قليلا) </text:p>
      <text:p text:style-name="P3"/>
      <text:p text:style-name="P3">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3"/>
      <text:p text:style-name="P3">فى النهاية, كان لدى الكثير لأظهره. عندما جاء يوم السبت, عرضت ذلك على إريسا.</text:p>
      <text:p text:style-name="P3"/>
      <text:p text:style-name="P3">قالت إريسا "ليس سيئا", "ليست سيئة على الأطلاق. محتوى جيد, اسلوب لطيف; محتوى قابل للنقل. هل تحققتى من كل شىء بشكل صحيح؟" </text:p>
      <text:p text:style-name="P3"/>
      <text:p text:style-name="P3">"نعم." </text:p>
      <text:p text:style-name="P3"/>
      <text:p text:style-name="P3">"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3"/>
      <text:p text:style-name="P3">"همممبفف...." قلت أنا. </text:p>
      <text:p text:style-name="P3"/>
      <text:p text:style-name="P3">"على اية حال, دعينى اجلس امام الكومبيوتر للحظة."</text:p>
      <text:p text:style-name="P3"/>
      <text:p text:style-name="P3">بدلنا الأماكن, و فتحت هى هذة النافذة الغريبة المليئة بنصوص احادية المسافة, كتبت بعض الأوامر الغريبة, و بعد حوالى <text:soft-page-break/>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3"/>
      <text:p text:style-name="P3">كنت قد بدات فى الإعجاب بها.</text:p>
      <text:p text:style-name="P3"/>
      <text:p text:style-name="P3">"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3"><text:s/></text:p>
      <text:p text:style-name="P3">"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3"/>
      <text:p text:style-name="P3">"هيه, الفتيات هناك اكثر مماثلة لكى منى". </text:p>
      <text:p text:style-name="P3"/>
      <text:p text:style-name="P3">"ارحتينى." </text:p>
      <text:p text:style-name="P3"/>
      <text:p text:style-name="P3">"يجب عليك يا صديقتى!" </text:p>
      <text:p text:style-name="P3"/>
      <text:p text:style-name="P3">"اسمى جينيفر".</text:p>
      <text:p text:style-name="P3"/>
      <text:p text:style-name="P3">"اسمعى يا شقراء, انا لا أهتم بك كثيرا او بالثقافة التى تمثليها. انا مجرد مهووسة تسعى لجعل العالم مكانا افضل. ماذا فعلتم انتم فى الأونة الأخيرة؟" </text:p>
      <text:p text:style-name="P3"/>
      <text:p text:style-name="P3">"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3"/>
      <text:p text:style-name="P3">"حظك صعب يا شقرائى. مشاعرك ليست حقيقية, و انت لا تستطيعى مقاضاتى لجعلك بائسة. لدى الكثر من الأصدقاء الذى يبدو انى اجلب لهم الكثير من الفرح." </text:p>
      <text:p text:style-name="P3"/>
      <text:p text:style-name="P3">على الأقل لست بحاجة لمساعدتك فى تعليمى كيف اطور المصادر الحرة." </text:p>
      <text:p text:style-name="P3"/>
      <text:p text:style-name="P3">"ذلك يذكرنى", قالت إريسا, "لو اردتى ان تستفيدى من ما تدفعيه لى, يجب علينا المواصلة بدل من تبادل التهم بيننا, هل نمضى قدما؟" </text:p>
      <text:p text:style-name="P3"/>
      <text:p text:style-name="P3">توقفت عن الإعجاب بها بعد هذة المحادث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7"><text:bookmark-start text:name="مطورو العتاد هم"/><text:soft-page-break/>مطورو العتاد هم......<text:bookmark-end text:name="مطورو العتاد هم"/></text:p>
      <text:p text:style-name="P3"/>
      <text:p text:style-name="P3"/>
      <text:p text:style-name="P3">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3"/>
      <text:p text:style-name="P3">احمررت خجلا و عرفته بنفسى قائلة "جينفر ريموند", رد التحية و قال "جيف برتسكاوسكى". </text:p>
      <text:p text:style-name="P3"/>
      <text:p text:style-name="P3">سائلنى جيف "انت جديدة هنا؟" </text:p>
      <text:p text:style-name="P3"/>
      <text:p text:style-name="P3">قلت "نعم, انا صديقة تايلور و تلميذة إريسا" </text:p>
      <text:p text:style-name="P3"/>
      <text:p text:style-name="P3">"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3"/>
      <text:p text:style-name="P3">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3"/>
      <text:p text:style-name="P3">"ماذا يعمل؟" </text:p>
      <text:p text:style-name="P3"/>
      <text:p text:style-name="P3">"هو فى الثانوية ايضا. منغمس بشكل كبير فى الألكترونيات." </text:p>
      <text:p text:style-name="P3"/>
      <text:p text:style-name="P3">"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3"/>
      <text:p text:style-name="P3">"ماهو جى سى سى و ماهى خلفياته؟." </text:p>
      <text:p text:style-name="P3"/>
      <text:p text:style-name="P3">"حسنا" تايلور مقاطعا, "جى سى سى هو مترجم ليس سريع جدا, و لا ينتج رمز مذهل, و لكن هو أحدى عجائب الدنيا السبع فى العالم الحديث." </text:p>
      <text:p text:style-name="P3"/>
      <text:p text:style-name="P3">"سألته "كيف ذلك؟" </text:p>
      <text:p text:style-name="P3"/>
      <text:p text:style-name="P3">"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3"/>
      <text:p text:style-name="P3">قال جيف "افهم من ذلك انك لست مبرمجة." </text:p>
      <text:p text:style-name="P3"/>
      <text:p text:style-name="P3">"حسنا, لقد درست باسكال لمدة سنتين فى المدرسة الثانوية. لم يمكننى التحمس بشانها قط. و كان لدى اشياء افضل لأتعلمها فى المدرسة". </text:p>
      <text:p text:style-name="P3"/>
      <text:p text:style-name="P3">"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3"/>
      <text:p text:style-name="P3">"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3"/>
      <text:p text:style-name="P3">"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3"/>
      <text:p text:style-name="P3">جعلنى ذلك قلقة بعض الشىء, لذلك قلت "نعم, بطبيعة الحال". </text:p>
      <text:p text:style-name="P3"/>
      <text:p text:style-name="P3"><text:soft-page-break/>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3"/>
      <text:p text:style-name="P3">"مرحبا يا شباب!" قالت إريسا و هى تقترب منا. </text:p>
      <text:p text:style-name="P3"/>
      <text:p text:style-name="P3">"جن هنا لا تعرف شيئا عن اللينوكس, لكنها فى الواقع مثابرة للغاية, حتى انها قد تصبح مطورة من النخبة, عاجلا او اجلا". </text:p>
      <text:p text:style-name="P3"/>
      <text:p text:style-name="P3">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3"/>
      <text:p text:style-name="P3">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3"/>
      <text:p text:style-name="P3">سالته "هل انت تتحدث مع شخص ما؟". </text:p>
      <text:p text:style-name="P3"/>
      <text:p text:style-name="P3">قال "فى واقع الأمر نعم, إنه يدعى اى ار سى - دردشة الأنترنت الحقيقة. إنه فعلا مفيد فى حل المشاكل العشوائية, و كن يمكن ان يصبح إدمان جدا". </text:p>
      <text:p text:style-name="P3"/>
      <text:p text:style-name="P3">"هل يمكنك ان ترينى كيف استخدمه؟" </text:p>
      <text:p text:style-name="P3"/>
      <text:p text:style-name="P3">"اعتقد ذلك". </text:p>
      <text:p text:style-name="P3"/>
      <text:p text:style-name="P3">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3"/>
      <text:p text:style-name="P3">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3"/>
      <text:p text:style-name="P3">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16"><text:bookmark-start text:name="بيث!"/><text:soft-page-break/>بيث!<text:bookmark-end text:name="بيث!"/></text:p>
      <text:p text:style-name="P16"/>
      <text:p text:style-name="P16"/>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lt;جينراى&gt; رايندولف: اه, حسنا </text:p>
      <text:p text:style-name="P8">&lt;جينراى&gt; بيث++ </text:p>
      <text:p text:style-name="P8">* بيث تأخذ جينراى بالحضن </text:p>
      <text:p text:style-name="P8"/>
      <text:p text:style-name="P6"/>
      <text:p text:style-name="P8"/>
      <text:p text:style-name="P16"><text:bookmark-start text:name="“مازلت كما هى”"/><text:soft-page-break/>“مازلت كما هى....”<text:bookmark-end text:name="“مازلت كما هى”"/></text:p>
      <text:p text:style-name="P19"/>
      <text:p text:style-name="P19"/>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ة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text:soft-page-break/>يرفضوا هذة الممارسات, لأنها تضخ اموال فى الة صناعة المحتوى. و مع ذلك, ماذلت لا امانع فى استخدامها مرة واحدة عندما يتم شراؤها". </text:p>
      <text:p text:style-name="P8"/>
      <text:p text:style-name="P8">اضافت قائلة "جهاز الكومبيوتر الشخصى هو فى غرفتى اعلى الدرج, هناك بضعة اشياء اود ان اريكى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ة حقيقة." </text:p>
      <text:p text:style-name="P8"/>
      <text:p text:style-name="P8">قالت امها "حسنا", "فى حوالى سن الأربعة عشر. بدأت فى الأبتعاد عن صديقاتها المعتادين, تلبس بشكل غريب, تلون <text:soft-page-break/>شعرها بألوان صاخبة. "نحن لا نعتقد بفرض سيطرتنا على كيف يدير اولادنا حياتهم, لذلك تركناها تصبح ما تريد." </text:p>
      <text:p text:style-name="P8"/>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ذ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ة واحدة من احلى القصص التى سمعتها فى اى وقت مضى. يجب ان تكونى الفتاة الأكثر عطفا فى العالم, و..." </text:p>
      <text:p text:style-name="P8"/>
      <text:p text:style-name="P8">أوقفتنى إريسا "عطفا؟!", "انا قاضية هذا الرجل الفقير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6"><text:bookmark-start text:name="سيكون هذا شريرا مثل بريد اتش تى ام ال الإلكترونى"/><text:bookmark-start text:name="ام اى ام ايى بو أو ايى أكس يو ال و وحوش أخرى"/><text:soft-page-break/>ام اى ام ايى, بو أو ايى, أكس يو ال و وحوش أخرى<text:bookmark-end text:name="سيكون هذا شريرا مثل بريد اتش تى ام ال الإلكترونى"/><text:bookmark-end text:name="ام اى ام ايى بو أو ايى أكس يو ال و وحوش أخرى"/></text:p>
      <text:p text:style-name="P16"/>
      <text:p text:style-name="P19"/>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ايضا كان علينا التفكير فى بروتكول قوى." </text:p>
      <text:p text:style-name="P8"/>
      <text:p text:style-name="P8">قال جيف "هيا بنا نذهب إلى السبورة و نبداء فى تصميم كل شىء." </text:p>
      <text:p text:style-name="P8"/>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8"/>
      <text:p text:style-name="P8">سألتنى "ماذا تفعلي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ة فكرة جن." </text:p>
      <text:p text:style-name="P8"/>
      <text:p text:style-name="P8"><text:soft-page-break/>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ذ,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soft-page-break/>"سيكون هذا شريرا مثل بريد اتش تى ام ال الإلكترونى....."</text:p>
      <text:p text:style-name="P19"/>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فتحنا قناة دعم للمشروع على الأى ار سى القديم, حيث يمكننا تنسيق الجهود فى حال انهار الخادم, او أحتجنا شىء <text:soft-page-break/>بسيط. فى النهاية أنشئنا قائمة بريدية للمطورين. أعضاء الجماعات الأخرى قدموا لنا المساعدة و ظلوا يتابعوا القائمة. 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تى ار ايى زى"/><text:soft-page-break/>تى ار ايى زى<text:bookmark-end text:name="تى ار ايى زى"/></text:p>
      <text:p text:style-name="P16"/>
      <text:p text:style-name="P19"/>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ة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ة ينبغى ان تكون تى ايى بى اس. </text:p>
      <text:p text:style-name="P8">&lt;رايندولف&gt; جينراى: حسنا, هذة الأحرف الأولى باللغة الروسية. </text:p>
      <text:p text:style-name="P8">&lt;جينراى&gt; رايندولف: اه, حسنا </text:p>
      <text:p text:style-name="P8">&lt;بيرلجيتكيبر&gt; لماذا لا تقومين بإجبار هذة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غير شىء جيد"/><text:soft-page-break/>التغير شىء جيد<text:bookmark-end text:name="التغير شىء جيد"/></text:p>
      <text:p text:style-name="P16"/>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ة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ة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text:soft-page-break/>تركناها تنظر لنفسها فى المرأة لمعاينة التحسن. </text:p>
      <text:p text:style-name="P8"/>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كان هذا مثيرا جدا!"/><text:soft-page-break/>كان هذا مثيرا جدا!<text:bookmark-end text:name="كان هذا مثيرا جدا!"/> </text:p>
      <text:p text:style-name="P16"/>
      <text:p text:style-name="P19"/>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8"/>
      <text:p text:style-name="P8"/>
      <text:p text:style-name="P8"/>
      <text:p text:style-name="P8"/>
      <text:p text:style-name="P8"/>
      <text:p text:style-name="P8"/>
      <text:p text:style-name="P5"/>
      <text:p text:style-name="P16"><text:bookmark-start text:name="ريشا - ميه هو اومير؟"/><text:soft-page-break/>ريشا - ميه هو اومير؟<text:bookmark-end text:name="ريشا - ميه هو اومير؟"/></text:p>
      <text:p text:style-name="P16"/>
      <text:p text:style-name="P19"/>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ة اللعبة فى المنزل, <text:s/>تستطيع ان تمارسها اكثر من ذلك بكثير بينما انا لا. </text:p>
      <text:p text:style-name="P8"/>
      <text:p text:style-name="P8">سألنى دانيال انا و إيف "هل ترغبون فى جولة؟, هذة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ذلت العبهم باستخدام محاكى دى او اس (دوس) مبنى على لينوكس." </text:p>
      <text:p text:style-name="P8"/>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text:soft-page-break/>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خلى عن دبيان"/><text:soft-page-break/>التخلى عن "دبيان"<text:bookmark-end text:name="التخلى عن دبيان"/></text:p>
      <text:p text:style-name="P16"/>
      <text:p text:style-name="P19"/>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ة.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إعادة هيكلة دبيان بإعتبارها فضوى مسيطر عليها من قبل قيادة خاسرة </text:p>
      <text:p text:style-name="P8">تفعل ذلك جيدا جدا.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text:soft-page-break/>علاوة على ذلك, دورة إصدار دبيان طويلة جدا لكى تكون فعالة </text:p>
      <text:p text:style-name="P8"><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ة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ة الرسالة. لقد أحدثت هذة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أر أم أس سيأتى للمدينة"/><text:soft-page-break/>أر أم أس سيأتى للمدينة<text:bookmark-end text:name="أر أم أس سيأتى للمدينة"/></text:p>
      <text:p text:style-name="P16"/>
      <text:p text:style-name="P19"/>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ة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ة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قدم أر أم أس عرضا مسليا جدا عن تاريخ حركة البرمجيات الحرة, ماذا كانت تعنى له و كيف يمكننا المساعدة. حكى قصة <text:soft-page-break/>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9"><text:bookmark-start text:name="من الذي سيأخذ نظرة ثانية على ذلك ، ما لم"/><text:soft-page-break/><text:span text:style-name="T2">"من الذي سيأخذ نظرة ثانية على ذلك ، ما لم..."</text:span><text:bookmark-end text:name="من الذي سيأخذ نظرة ثانية على ذلك ، ما لم"/> </text:p>
      <text:p text:style-name="P19"/>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ة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18"><text:bookmark-start text:name="الله يعمل بطرق غامضة"/><text:soft-page-break/>الله يعمل بطرق غامضة<text:bookmark-end text:name="الله يعمل بطرق غامضة"/></text:p>
      <text:p text:style-name="P18"/>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0"/>
      <text:p text:style-name="P10"/>
      <text:p text:style-name="P10"/>
      <text:p text:style-name="P10"/>
      <text:p text:style-name="P10"/>
      <text:p text:style-name="P18"/>
      <text:p text:style-name="P7"><text:bookmark-start text:name="أستطيع أن اكتب بديلى الخاص ل البحث عن الزمن المفقود"/><text:soft-page-break/><text:span text:style-name="T1">أستطيع أن اكتب بديلى الخاص ل "البحث عن الزمن المفقود"</text:span><text:bookmark-end text:name="أستطيع أن اكتب بديلى الخاص ل البحث عن الزمن المفقود"/> </text:p>
      <text:p text:style-name="P10"/>
      <text:p text:style-name="P10">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لا يمكن لمعظم خريجين هندستنا الكهربائية"/><text:soft-page-break/>لا يمكن لمعظم خريجين هندستنا الكهربائية....<text:bookmark-end text:name="لا يمكن لمعظم خريجين هندستنا الكهربائية"/> </text:p>
      <text:p text:style-name="P18"/>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ة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الدولار العشرى"/><text:soft-page-break/>الدولار العشرى<text:bookmark-end text:name="الدولار العشرى"/></text:p>
      <text:p text:style-name="P18"/>
      <text:p text:style-name="P18"/>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p text:style-name="P10">قالت و هى تطلع حولها "يا إلهى, تايلور جينيفر, جونثان...."</text:p>
      <text:p text:style-name="P10"></text:p>
      <text:p text:style-name="P10">بروفيسور كانوث! أوه أنا اسفة حقا."</text:p>
      <text:p text:style-name="P10"></text:p>
      <text:p text:style-name="P10">قال "لا عليك, هذا حسن"</text:p>
      <text:p text:style-name="P10"></text:p>
      <text:p text:style-name="P10">"اه, حسنا. لكن ليكن فى علمك ان مقابلتك هى نوع من مقابلة إله"</text:p>
      <text:p text:style-name="P10"></text:p>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p text:style-name="P10">تفحصت الشيك "2.56 دولار, لمعجبتى العظيمة" و قالت "واو! واحد دولار كانوثيان من أجلى أنا."</text:p>
      <text:p text:style-name="P10"><text:s/></text:p>
      <text:p text:style-name="P10">سأل جونثان مستغربا "هل ستصرفيه؟."</text:p>
      <text:p text:style-name="P10"></text:p>
      <text:p text:style-name="P10">"هل تمزح؟ هذة الأشياء تباع على ebay بما لا يقل عن مائة دولار"</text:p>
      <text:p text:style-name="P10"></text:p>
      <text:p text:style-name="P10">أنفجرت ضاحكة</text:p>
      <text:p text:style-name="P10"></text:p>
      <text:p text:style-name="P10">قالت إيف "انا امزح فقط, انا ساعتز به."</text:p>
      <text:p text:style-name="P10"></text:p>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52in" fo:margin-bottom="0.1563in" fo:margin-left="0.1665in" fo:margin-right="0.13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5-28T21:07:01</dc:date>
    <meta:editing-duration>P1DT19H22M34S</meta:editing-duration>
    <meta:editing-cycles>287</meta:editing-cycles>
    <meta:generator>LibreOffice/3.3$Linux LibreOffice_project/330m19$Build-202</meta:generator>
    <meta:document-statistic meta:table-count="0" meta:image-count="0" meta:object-count="0" meta:page-count="37" meta:paragraph-count="679" meta:word-count="13556" meta:character-count="61217"/>
  </office:meta>
</office:document-meta>
</file>